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D000001C9F134D1B13E2065E7.png" manifest:media-type="image/png"/>
  <manifest:file-entry manifest:full-path="Pictures/1000000000000214000000299305B6518D5542CC.png" manifest:media-type="image/png"/>
  <manifest:file-entry manifest:full-path="Pictures/10000000000003FC0000030D87AEA5360C8B9715.png" manifest:media-type="image/png"/>
  <manifest:file-entry manifest:full-path="Pictures/10000000000002EC0000027E0D78DC22BB8F12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
      <loext:graphic-properties draw:fill="none"/>
      <style:paragraph-properties fo:margin-left="0.2917in" fo:margin-right="0in" fo:text-align="end" style:justify-single-word="false" fo:text-indent="0in" style:auto-text-indent="false" style:page-number="auto" fo:background-color="transparent"/>
      <style:text-properties officeooo:rsid="001356ba" officeooo:paragraph-rsid="001356ba"/>
    </style:style>
    <style:style style:name="P2"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356ba" officeooo:paragraph-rsid="001356ba"/>
    </style:style>
    <style:style style:name="P3"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3d71d" officeooo:paragraph-rsid="0013d71d"/>
    </style:style>
    <style:style style:name="P4"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53899" officeooo:paragraph-rsid="00153899"/>
    </style:style>
    <style:style style:name="P5" style:family="paragraph" style:parent-style-name="Standard">
      <style:text-properties officeooo:rsid="00175876" officeooo:paragraph-rsid="00175876"/>
    </style:style>
    <style:style style:name="P6" style:family="paragraph" style:parent-style-name="Standard">
      <style:paragraph-properties fo:text-align="end" style:justify-single-word="false"/>
      <style:text-properties officeooo:rsid="00175876" officeooo:paragraph-rsid="00175876"/>
    </style:style>
    <style:style style:name="P7" style:family="paragraph" style:parent-style-name="Standard">
      <style:paragraph-properties fo:text-align="start" style:justify-single-word="false"/>
      <style:text-properties officeooo:rsid="00175876" officeooo:paragraph-rsid="00175876" style:font-size-asian="10.5pt"/>
    </style:style>
    <style:style style:name="P8" style:family="paragraph" style:parent-style-name="Standard">
      <style:paragraph-properties fo:text-align="end" style:justify-single-word="false"/>
      <style:text-properties officeooo:rsid="00175876" officeooo:paragraph-rsid="00175876"/>
    </style:style>
    <style:style style:name="P9" style:family="paragraph" style:parent-style-name="Standard">
      <style:paragraph-properties fo:text-align="end" style:justify-single-word="false"/>
      <style:text-properties officeooo:rsid="001dcd40" officeooo:paragraph-rsid="001dcd40"/>
    </style:style>
    <style:style style:name="P10" style:family="paragraph" style:parent-style-name="Standard">
      <style:paragraph-properties fo:text-align="end" style:justify-single-word="false"/>
      <style:text-properties officeooo:rsid="001f818e" officeooo:paragraph-rsid="001f818e"/>
    </style:style>
    <style:style style:name="P11" style:family="paragraph" style:parent-style-name="Standard">
      <style:paragraph-properties fo:text-align="end" style:justify-single-word="false"/>
      <style:text-properties fo:font-weight="bold" officeooo:rsid="001f818e" officeooo:paragraph-rsid="001f818e" style:font-weight-asian="bold" style:font-weight-complex="bold"/>
    </style:style>
    <style:style style:name="P12" style:family="paragraph" style:parent-style-name="Standard">
      <style:paragraph-properties fo:text-align="end" style:justify-single-word="false"/>
      <style:text-properties style:text-underline-style="solid" style:text-underline-type="double" style:text-underline-width="auto" style:text-underline-color="font-color" fo:font-weight="normal" officeooo:rsid="002792e3" officeooo:paragraph-rsid="002792e3" style:font-weight-asian="normal" style:font-weight-complex="normal"/>
    </style:style>
    <style:style style:name="P13" style:family="paragraph" style:parent-style-name="Standard">
      <style:paragraph-properties fo:text-align="end" style:justify-single-word="false"/>
      <style:text-properties style:text-underline-style="solid" style:text-underline-type="double" style:text-underline-width="auto" style:text-underline-color="font-color" fo:font-weight="normal" officeooo:rsid="00289eaf" officeooo:paragraph-rsid="00289eaf" style:font-weight-asian="normal" style:font-weight-complex="normal"/>
    </style:style>
    <style:style style:name="P14" style:family="paragraph" style:parent-style-name="Standard">
      <style:paragraph-properties fo:text-align="end" style:justify-single-word="false"/>
      <style:text-properties style:text-underline-style="solid" style:text-underline-type="double" style:text-underline-width="auto" style:text-underline-color="font-color" fo:font-weight="normal" officeooo:rsid="0029c200" officeooo:paragraph-rsid="0029c200" style:font-weight-asian="normal" style:font-weight-complex="normal"/>
    </style:style>
    <style:style style:name="P15" style:family="paragraph" style:parent-style-name="Standard">
      <style:paragraph-properties fo:text-align="start" style:justify-single-word="false"/>
      <style:text-properties style:text-underline-style="solid" style:text-underline-type="double" style:text-underline-width="auto" style:text-underline-color="font-color" fo:font-weight="normal" officeooo:rsid="0029c200" officeooo:paragraph-rsid="0029c200" style:font-weight-asian="normal" style:font-weight-complex="normal"/>
    </style:style>
    <style:style style:name="T1" style:family="text">
      <style:text-properties officeooo:rsid="001899e1"/>
    </style:style>
    <style:style style:name="T2" style:family="text">
      <style:text-properties style:text-underline-style="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ستفاده از git و روش کار با آن</text:p>
      <text:p text:style-name="P2">جهت ایجاد و شروع کار با git به فلدر مد نظر خود رفته و دستور git init را داخل ترمینال وارد میکنیم.</text:p>
      <text:p text:style-name="P3">با استفاده از دستور git status میتوانیم حالت اینکه فایل های ما توسط گیت track شدن یا نه را ببینیم.</text:p>
      <text:p text:style-name="P4">برای اینکه یک فایل به حالت track در بیایید باید آن را به گیت اضافه کنیم بدین منظور از دستور git add FILENAME/FOLDERNAME استفاده کنیم برای اینکه بگیم فلدر جاری را به گیت اضافه کنیم میتوانیم پس از دستور git add نکته اضافه کنیم.</text:p>
      <text:p text:style-name="P5">برای اینکه فایل های خود را به گیت برای ورژن گذاری اضافه کنیم از دستور commit استفاده میکنیم</text:p>
      <text:p text:style-name="P5">دستور commit داری متد ها و آپشن های مختلف می باشد که ما برای مسیج گذاری از m- <text:s/>استفاده میکنیم</text:p>
      <text:p text:style-name="P7">git commit -m “my first version” <text:s text:c="15"/><text:span text:style-name="T1"># version aval</text:span></text:p>
      <text:p text:style-name="P6">با استفاده از دستور بالا مسیج my first version را به git version controller <text:s/>معرفی کردیم.</text:p>
      <text:p text:style-name="P6"><draw:frame draw:style-name="fr1" draw:name="Image1" text:anchor-type="paragraph" svg:width="5.5417in" svg:height="0.4272in" draw:z-index="0"><draw:image xlink:href="Pictures/1000000000000214000000299305B6518D5542CC.png" xlink:type="simple" xlink:show="embed" xlink:actuate="onLoad" loext:mime-type="image/x-vclgraphic"/></draw:frame></text:p>
      <text:p text:style-name="P6"/>
      <text:p text:style-name="P6"/>
      <text:p text:style-name="P9">اگر بخواهیم فایلی را در repository سایت git پوش کنیم باید ابتدا در سایت با نام کاربری خود لاگین کنیم منبع یا repository مد نظر خود را بسازیم سپس دستورات مربوطه را اجرا کنیم.</text:p>
      <text:p text:style-name="P10"><draw:frame draw:style-name="fr1" draw:name="Image2" text:anchor-type="paragraph" svg:width="7.1417in" svg:height="6.0909in" draw:z-index="1"><draw:image xlink:href="Pictures/10000000000002EC0000027E0D78DC22BB8F12A2.png" xlink:type="simple" xlink:show="embed" xlink:actuate="onLoad" loext:mime-type="image/x-vclgraphic"/></draw:frame>در اینجا ما وارد سایت شدیم و یک منبع به نام devops ایجاد کردیم.</text:p>
      <text:p text:style-name="P10"><draw:frame draw:style-name="fr2" draw:name="Image3" text:anchor-type="paragraph" svg:width="7.1417in" svg:height="5.4681in" draw:z-index="2"><draw:image xlink:href="Pictures/10000000000003FC0000030D87AEA5360C8B9715.png" xlink:type="simple" xlink:show="embed" xlink:actuate="onLoad" loext:mime-type="image/x-vclgraphic"/></draw:frame><text:soft-page-break/>حالا میتوانیم با دستور git remote add origin فایل را به منبع ریموت معرفی و با دستور git push -u origin master آن را push کنیم.</text:p>
      <text:p text:style-name="P11"><draw:frame draw:style-name="fr1" draw:name="Image4" text:anchor-type="paragraph" svg:width="7.1417in" svg:height="4.6555in" draw:z-index="3"><draw:image xlink:href="Pictures/10000000000002BD000001C9F134D1B13E2065E7.png" xlink:type="simple" xlink:show="embed" xlink:actuate="onLoad" loext:mime-type="image/x-vclgraphic"/></draw:frame></text:p>
      <text:p text:style-name="P11"/>
      <text:p text:style-name="P12"><text:soft-page-break/><text:span text:style-name="T2">توجه داشت باشیم که بعد از تغییر هر فایلی git add FILENAME <text:s/>را وارد کنیم.</text:span></text:p>
      <text:p text:style-name="P13"><text:span text:style-name="T2">سپس برای اینکه به مستر یا همان گیت فایل را ارسال کنیم دوباره git push origin master <text:s/>را وارد میکنیم.</text:span></text:p>
      <text:p text:style-name="P14"><text:span text:style-name="T2">اگر به هر دلایلی فایل های موجود در لوکال repository حذف یا از بین رفتن میتوانیم آنها را از گیت کلون کنیم.</text:span></text:p>
      <text:p text:style-name="P15"><text:span text:style-name="T2"><text:s/>git clone </text:span><text:a xlink:type="simple" xlink:href="https://github.com/hasanasghari/devops.git" text:style-name="Internet_20_link" text:visited-style-name="Visited_20_Internet_20_Link">https://github.com/hasanasghari/devops.git</text:a></text:p>
      <text:p text:style-name="P1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2917in" fo:margin-right="0in" fo:text-align="end" style:justify-single-word="false" fo:text-indent="0in" style:auto-text-indent="false" fo:background-color="transparent" style:writing-mode="rl-tb"/>
      <style:text-properties officeooo:rsid="00153899"/>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2398in" fo:margin-bottom="0.3283in" fo:margin-left="0.4165in" fo:margin-right="0.418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21:36:30.011097710</meta:creation-date>
    <dc:title>default Rules</dc:title>
    <meta:editing-duration>PT58M3S</meta:editing-duration>
    <meta:editing-cycles>14</meta:editing-cycles>
    <meta:generator>LibreOffice/6.0.7.3$Linux_X86_64 LibreOffice_project/00m0$Build-3</meta:generator>
    <dc:date>2019-11-03T23:41:43.447235199</dc:date>
    <meta:document-statistic meta:table-count="0" meta:image-count="4" meta:object-count="0" meta:page-count="3" meta:paragraph-count="15" meta:word-count="291" meta:character-count="1477" meta:non-whitespace-character-count="1181"/>
    <meta:template xlink:type="simple" xlink:actuate="onRequest" xlink:title="default Rules" xlink:href="../../Templates/default%20Rules.ott" meta:date="2019-11-03T21:36:29.270707498"/>
  </office:meta>
</office:document-meta>
</file>